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14360814411360360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61681438217899426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594998923878726803"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48252192301793448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421068035668950965"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652303005175982110"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83270786534762550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08546679919470079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697144" text:continue-list="list583270786534762550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0914789565519334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70946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68821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686509" text:continue-numbering="true" text:style-name="L9">
        <text:list-item>
          <text:list>
            <text:list-header>
              <text:p text:style-name="P208">Warm down: <text:span text:style-name="T3">0.25 mile jog home</text:span></text:p>
              <text:p text:style-name="P209"/>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697429"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711157"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46012053257983304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0460017766542784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9156475565426072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682873"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58557280502421710"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78512036104136814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01793504442951891" text:style-name="L15">
        <text:list-item>
          <text:list>
            <text:list-header>
              <text:p text:style-name="P182">1.5 miles averaging about 9:40/mile and rest 1 min</text:p>
            </text:list-header>
          </text:list>
        </text:list-item>
      </text:list>
      <text:p text:style-name="P24">1 mile in 8:26 and rest 2 min</text:p>
      <text:list xml:id="list506129206326921580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87130341844682192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682081"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98903501682462220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0528221940792689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847095921806498903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707097" text:continue-list="list8805282219407926892" text:style-name="L19">
        <text:list-item>
          <text:list>
            <text:list-header>
              <text:p text:style-name="P186">(Pace*HR)=1240</text:p>
            </text:list-header>
          </text:list>
        </text:list-item>
      </text:list>
      <text:list xml:id="list33695495" text:continue-list="list7989035016824622201" text:style-name="L18">
        <text:list-item>
          <text:list>
            <text:list-header>
              <text:p text:style-name="P185">2 miles at 10:46/mile Ave HR= 121 bpm and rest a few minutes</text:p>
            </text:list-header>
          </text:list>
        </text:list-item>
      </text:list>
      <text:list xml:id="list33686889" text:continue-list="list3370709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371345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63523812946581549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77972366995472269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4477732203864304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837432218423549877" text:style-name="L24">
        <text:list-item>
          <text:p text:style-name="P212">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61241752837522834"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2086595862126285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370869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70914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74767507994756787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279969212199084758"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3956365123181422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68373401573864624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5709157002104780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674327556634423615" text:style-name="L32">
        <text:list-item>
          <text:list>
            <text:list-header>
              <text:p text:style-name="P196">0.25 miles in 2:54</text:p>
              <text:p text:style-name="P196">1 mile in 9:21 going faster as I ran and ending at around 8:30 pace</text:p>
            </text:list-header>
          </text:list>
        </text:list-item>
      </text:list>
      <text:list xml:id="list596560155665757163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692139897341468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38585464824008769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28943736035236182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48616221857928562" text:style-name="L37">
        <text:list-item>
          <text:list>
            <text:list-header>
              <text:p text:style-name="P200">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99586021147145147" text:style-name="L38">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4T13:43:39.11</dc:date>
    <dc:creator>James Lombardi</dc:creator>
    <meta:editing-duration>P28DT9H8M42S</meta:editing-duration>
    <meta:editing-cycles>2091</meta:editing-cycles>
    <meta:generator>OpenOffice/4.1.2$Win32 OpenOffice.org_project/412m3$Build-9782</meta:generator>
    <meta:document-statistic meta:table-count="0" meta:image-count="9" meta:object-count="0" meta:page-count="207" meta:paragraph-count="6018" meta:word-count="65148" meta:character-count="333756"/>
  </office:meta>
</office:document-meta>
</file>